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85d" officeooo:paragraph-rsid="0004085d"/>
    </style:style>
    <style:style style:name="P2" style:family="paragraph" style:parent-style-name="Standard" style:list-style-name="L1">
      <style:text-properties officeooo:paragraph-rsid="0004085d"/>
    </style:style>
    <style:style style:name="P3" style:family="paragraph" style:parent-style-name="Standard" style:list-style-name="L1">
      <style:text-properties officeooo:paragraph-rsid="000714ef"/>
    </style:style>
    <style:style style:name="P4" style:family="paragraph" style:parent-style-name="Standard" style:list-style-name="L1">
      <style:text-properties officeooo:rsid="0004085d" officeooo:paragraph-rsid="0004085d"/>
    </style:style>
    <style:style style:name="P5" style:family="paragraph" style:parent-style-name="Standard">
      <style:text-properties officeooo:rsid="0004085d" officeooo:paragraph-rsid="0004085d"/>
    </style:style>
    <style:style style:name="P6" style:family="paragraph" style:parent-style-name="Standard" style:list-style-name="L1">
      <style:text-properties officeooo:rsid="000714ef" officeooo:paragraph-rsid="000714ef"/>
    </style:style>
    <style:style style:name="P7" style:family="paragraph" style:parent-style-name="Standard" style:list-style-name="L1">
      <style:text-properties officeooo:rsid="00088547" officeooo:paragraph-rsid="00088547"/>
    </style:style>
    <style:style style:name="P8" style:family="paragraph" style:parent-style-name="Standard" style:list-style-name="L1" style:master-page-name="">
      <loext:graphic-properties draw:fill="none"/>
      <style:paragraph-properties fo:margin-left="0.5in" fo:margin-right="0.0618in" fo:text-indent="-0.25in" style:auto-text-indent="false" style:page-number="auto" fo:background-color="transparent">
        <style:tab-stops>
          <style:tab-stop style:position="0.0583in"/>
        </style:tab-stops>
      </style:paragraph-properties>
      <style:text-properties officeooo:paragraph-rsid="0004085d"/>
    </style:style>
    <style:style style:name="P9" style:family="paragraph" style:parent-style-name="Standard" style:list-style-name="L1">
      <loext:graphic-properties draw:fill="none"/>
      <style:paragraph-properties fo:margin-left="0.5in" fo:margin-right="0.0618in" fo:text-indent="-0.25in" style:auto-text-indent="false" fo:background-color="transparent">
        <style:tab-stops>
          <style:tab-stop style:position="0.1252in"/>
        </style:tab-stops>
      </style:paragraph-properties>
      <style:text-properties officeooo:rsid="0004085d" officeooo:paragraph-rsid="0004085d"/>
    </style:style>
    <style:style style:name="P10" style:family="paragraph" style:parent-style-name="Standard">
      <loext:graphic-properties draw:fill="none"/>
      <style:paragraph-properties fo:margin-left="0.5in" fo:margin-right="0.0618in" fo:text-indent="-0.25in" style:auto-text-indent="false" fo:background-color="transparent">
        <style:tab-stops>
          <style:tab-stop style:position="0.1252in"/>
        </style:tab-stops>
      </style:paragraph-properties>
      <style:text-properties officeooo:rsid="0004085d" officeooo:paragraph-rsid="0004085d"/>
    </style:style>
    <style:style style:name="P11" style:family="paragraph" style:parent-style-name="Standard" style:list-style-name="L1" style:master-page-name="">
      <loext:graphic-properties draw:fill="none"/>
      <style:paragraph-properties fo:margin-left="0.5in" fo:margin-right="0.0618in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officeooo:rsid="0004085d" officeooo:paragraph-rsid="0004085d"/>
    </style:style>
    <style:style style:name="P12" style:family="paragraph" style:parent-style-name="Standard" style:list-style-name="L1" style:master-page-name="">
      <loext:graphic-properties draw:fill="none"/>
      <style:paragraph-properties fo:margin-left="0.5in" fo:margin-right="0.0618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officeooo:rsid="00088547" officeooo:paragraph-rsid="00088547"/>
    </style:style>
    <style:style style:name="P13" style:family="paragraph" style:parent-style-name="Standard" style:list-style-name="L1">
      <loext:graphic-properties draw:fill="none"/>
      <style:paragraph-properties fo:margin-left="0.5in" fo:margin-right="0.0618in" fo:text-indent="0in" style:auto-text-indent="false" fo:background-color="transparent">
        <style:tab-stops>
          <style:tab-stop style:position="0.25in"/>
        </style:tab-stops>
      </style:paragraph-properties>
      <style:text-properties officeooo:rsid="00056d8a" officeooo:paragraph-rsid="00056d8a"/>
    </style:style>
    <style:style style:name="P14" style:family="paragraph" style:parent-style-name="Standard" style:list-style-name="L1">
      <loext:graphic-properties draw:fill="none"/>
      <style:paragraph-properties fo:margin-left="0.5in" fo:margin-right="0.0618in" fo:text-indent="0in" style:auto-text-indent="false" fo:background-color="transparent">
        <style:tab-stops>
          <style:tab-stop style:position="0.25in"/>
        </style:tab-stops>
      </style:paragraph-properties>
      <style:text-properties officeooo:rsid="0004085d" officeooo:paragraph-rsid="0004085d"/>
    </style:style>
    <style:style style:name="P15" style:family="paragraph" style:parent-style-name="Standard" style:list-style-name="L1">
      <loext:graphic-properties draw:fill="none"/>
      <style:paragraph-properties fo:margin-left="0.5in" fo:margin-right="0.0618in" fo:text-indent="0in" style:auto-text-indent="false" fo:background-color="transparent">
        <style:tab-stops>
          <style:tab-stop style:position="0.1252in"/>
        </style:tab-stops>
      </style:paragraph-properties>
      <style:text-properties officeooo:rsid="00088547" officeooo:paragraph-rsid="00088547"/>
    </style:style>
    <style:style style:name="P16" style:family="paragraph" style:parent-style-name="Standard" style:list-style-name="L1">
      <loext:graphic-properties draw:fill="none"/>
      <style:paragraph-properties fo:margin-left="0.5in" fo:margin-right="0.0618in" fo:text-indent="0in" style:auto-text-indent="false" fo:background-color="transparent">
        <style:tab-stops>
          <style:tab-stop style:position="0.1252in"/>
        </style:tab-stops>
      </style:paragraph-properties>
      <style:text-properties officeooo:paragraph-rsid="00088547"/>
    </style:style>
    <style:style style:name="P17" style:family="paragraph" style:parent-style-name="Standard" style:list-style-name="L1" style:master-page-name="">
      <loext:graphic-properties draw:fill="none"/>
      <style:paragraph-properties fo:margin-left="0.75in" fo:margin-right="0.0618in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officeooo:rsid="00056d8a" officeooo:paragraph-rsid="00056d8a"/>
    </style:style>
    <style:style style:name="P18" style:family="paragraph" style:parent-style-name="Standard" style:list-style-name="L1">
      <loext:graphic-properties draw:fill="none"/>
      <style:paragraph-properties fo:margin-left="0.75in" fo:margin-right="0.0618in" fo:text-indent="0in" style:auto-text-indent="false" fo:background-color="transparent">
        <style:tab-stops>
          <style:tab-stop style:position="0.25in"/>
        </style:tab-stops>
      </style:paragraph-properties>
      <style:text-properties officeooo:rsid="00056d8a" officeooo:paragraph-rsid="00056d8a"/>
    </style:style>
    <style:style style:name="P19" style:family="paragraph" style:parent-style-name="Standard">
      <loext:graphic-properties draw:fill="none"/>
      <style:paragraph-properties fo:margin-left="0in" fo:margin-right="0.0618in" fo:text-indent="0in" style:auto-text-indent="false" fo:background-color="transparent">
        <style:tab-stops>
          <style:tab-stop style:position="0.1252in"/>
        </style:tab-stops>
      </style:paragraph-properties>
      <style:text-properties officeooo:rsid="0004085d" officeooo:paragraph-rsid="0004085d"/>
    </style:style>
    <style:style style:name="T1" style:family="text">
      <style:text-properties officeooo:rsid="0004085d"/>
    </style:style>
    <style:style style:name="T2" style:family="text">
      <style:text-properties officeooo:rsid="000665c7"/>
    </style:style>
    <style:style style:name="T3" style:family="text">
      <style:text-properties officeooo:rsid="000714ef"/>
    </style:style>
    <style:style style:name="T4" style:family="text">
      <style:text-properties officeooo:rsid="00088547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Kill Defcon32 Demo Lab Outline</text:p>
      <text:list xml:id="list1019329642" text:style-name="L1">
        <text:list-header>
          <text:p text:style-name="P4"/>
        </text:list-header>
        <text:list-item>
          <text:p text:style-name="P4">Introduction (2 mins)</text:p>
          <text:list>
            <text:list-item>
              <text:p text:style-name="P4">Who am I?</text:p>
            </text:list-item>
            <text:list-item>
              <text:p text:style-name="P4">Who is BusKill?</text:p>
            </text:list-item>
            <text:list-item>
              <text:p text:style-name="P4">Project Goal</text:p>
            </text:list-item>
            <text:list-item>
              <text:p text:style-name="P4">Project Rationale</text:p>
            </text:list-item>
          </text:list>
        </text:list-item>
        <text:list-item>
          <text:p text:style-name="P4">Get to know the audience (2 mins) </text:p>
          <text:list>
            <text:list-item>
              <text:p text:style-name="P4">Raise hand if </text:p>
              <text:list>
                <text:list-item>
                  <text:p text:style-name="P4">Have ever heard of BusKill</text:p>
                </text:list-item>
                <text:list-item>
                  <text:p text:style-name="P4">Have a 3D printer</text:p>
                </text:list-item>
                <text:list-item>
                  <text:p text:style-name="P4">Use <text:span text:style-name="T3">Kali? Use </text:span>QubesOS? <text:span text:style-name="T3">Use Tails?</text:span></text:p>
                </text:list-item>
              </text:list>
            </text:list-item>
          </text:list>
        </text:list-item>
        <text:list-item>
          <text:p text:style-name="P2"><text:span text:style-name="T1">Software Capabilities (</text:span><text:span text:style-name="T4">5</text:span><text:span text:style-name="T1"> mins)</text:span></text:p>
          <text:list>
            <text:list-item>
              <text:p text:style-name="P3"><text:span text:style-name="T3">Lock screen / Shutdown (less than 1 min)</text:span></text:p>
            </text:list-item>
            <text:list-item>
              <text:p text:style-name="P6">Luks Header Shredder (1 min) forensically proven with bulk extractor </text:p>
            </text:list-item>
            <text:list-item>
              <text:p text:style-name="P6">Limitations </text:p>
            </text:list-item>
          </text:list>
        </text:list-item>
        <text:list-item>
          <text:p text:style-name="P4">Hardware Requirements (3 mins)</text:p>
          <text:list>
            <text:list-item>
              <text:p text:style-name="P7">Establishes physical security from computer to person</text:p>
            </text:list-item>
            <text:list-item>
              <text:p text:style-name="P6">Disconnects <text:span text:style-name="T4">usb</text:span> easily, but not too easily</text:p>
            </text:list-item>
            <text:list-item>
              <text:p text:style-name="P6">Able to dissemble for inspection</text:p>
            </text:list-item>
            <text:list-item>
              <text:p text:style-name="P6">Doesn’t block neighboring ports</text:p>
            </text:list-item>
          </text:list>
        </text:list-item>
        <text:list-item>
          <text:p text:style-name="P2"><text:span text:style-name="T1">Supplier Version (</text:span><text:span text:style-name="T3">1</text:span><text:span text:style-name="T1"> min)</text:span></text:p>
          <text:list>
            <text:list-item>
              <text:p text:style-name="P4">Components list</text:p>
            </text:list-item>
            <text:list-item>
              <text:p text:style-name="P4">Where to find in Repo</text:p>
            </text:list-item>
          </text:list>
        </text:list-item>
        <text:list-item>
          <text:p text:style-name="P2"><text:span text:style-name="T1">3D-Printed Version (</text:span><text:span text:style-name="T3">2</text:span><text:span text:style-name="T1"> mins)</text:span></text:p>
          <text:list>
            <text:list-item>
              <text:p text:style-name="P4">Components list</text:p>
            </text:list-item>
            <text:list-item>
              <text:p text:style-name="P4">Where to find in Repo</text:p>
            </text:list-item>
            <text:list-item>
              <text:p text:style-name="P4">Demo</text:p>
            </text:list-item>
          </text:list>
        </text:list-item>
        <text:list-item>
          <text:p text:style-name="P8"><text:span text:style-name="T1">Hardware Development History and Philosophy (</text:span><text:span text:style-name="T3">1</text:span><text:span text:style-name="T4">0</text:span><text:span text:style-name="T1"> mins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Parametric design in OpenSCAD</text:p>
                        </text:list-item>
                        <text:list-item>
                          <text:p text:style-name="P13">Milestones</text:p>
                          <text:list>
                            <text:list-item>
                              <text:list>
                                <text:list-item>
                                  <text:p text:style-name="P17">Choosing parts <text:span text:style-name="T2">(considerations for pogo pins, receptors, usbs)</text:span></text:p>
                                </text:list-item>
                                <text:list-item>
                                  <text:p text:style-name="P18">Trying to splice it, frying the USB drives</text:p>
                                </text:list-item>
                                <text:list-item>
                                  <text:p text:style-name="P18">The magnets <text:span text:style-name="T2">(hexagonal, Nstrength, disc/cube)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Constraint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How to help and FAQ (5 mins)</text:p>
          <text:list>
            <text:list-item>
              <text:p text:style-name="P12">Build it</text:p>
            </text:list-item>
            <text:list-item>
              <text:p text:style-name="P16"><text:span text:style-name="T4">Make the case smaller</text:span></text:p>
            </text:list-item>
            <text:list-item>
              <text:p text:style-name="P16"><text:span text:style-name="T4">Make assembly easier</text:span></text:p>
            </text:list-item>
            <text:list-item>
              <text:p text:style-name="P15">Identify cheaper and more easily sourced components </text:p>
            </text:list-item>
            <text:list-item>
              <text:p text:style-name="P16"><text:span text:style-name="T4">Make the code more parametric</text:span></text:p>
            </text:list-item>
          </text:list>
        </text:list-item>
      </text:list>
      <text:p text:style-name="P10"/>
      <text:p text:style-name="P10"/>
      <text:p text:style-name="P19"/>
      <text:p text:style-name="P10">Slides Feedback</text:p>
      <text:p text:style-name="P10"/>
      <text:p text:style-name="P10">* Please add the BusKill logo to your first slide</text:p>
      <text:p text:style-name="P10">* Please add the BusKill mastodon (@BusKill@mastodon.social) handle to the last slide (so it will be up on the screen during the Q&amp;A)</text:p>
      <text:p text:style-name="P10"><text:soft-page-break/>* I think you should also have a "who am I" slide with your mastodon handle + your avatar (and possibly links to the Tom's Hardware and hackster articles about your work)</text:p>
      <text:p text:style-name="P10">* I'm a bit concerned about the widescreen ratio of the slides. Can you email the organizers and ask if the projector is going to be 4:3 or what the resolution will be?</text:p>
      <text:p text:style-name="P10">* I don't see the word "interdiction" appear anywhere on your slides. I think we should have one slide that defines interdiction, probably near the "BusKill Hardware Requirements" slide. There's a great photo from the Snowden leaks showing some NSA TAO employees holding a hair dryer while opening a box shipping a cisco router through an airport. I recommend using this photo.</text:p>
      <text:p text:style-name="P10">* here's the photo of interdiction in-action at an airport (on a top-secret document) https://www.eff.org/files/2015/01/27/20150117-spiegel-supply-chain_interdiction_-_stealthy_techniques_can_crack_some_of_sigints_hardest_targets.pdf</text:p>
      <text:p text:style-name="P10">* I also think we should mention the scale, quoting from this article — which states that in 2013, TAO infected 85,000 computers/routers, and they were targeting to increase that to millions (over a decade ago) https://web.archive.org/web/20240625190203/https://www.washingtonpost.com/world/national-security/us-spy-agencies-mounted-231-offensive-cyber-operations-in-2011-documents-show/2013/08/30/d090a6ae-119e-11e3-b4cb-fd7ce041d814_story.html</text:p>
      <text:p text:style-name="P10">* I think the rationale slide would benefit from some images that focus on the risk to journalists</text:p>
      <text:p text:style-name="P10">* CPJ has some great data. I recommend taking a screenshot of this map showing the journalists &amp; media workers who were killed in 2023 https://cpj.org/data/killed/2024/?status=Killed&amp;motiveConfirmed%5B%5D=Confirmed&amp;motiveUnconfirmed%5B%5D=Unconfirmed&amp;type%5B%5D=Journalist&amp;type%5B%5D=Media%20Worker&amp;start_year=2023&amp;end_year=2024&amp;group_by=location</text:p>
      <text:p text:style-name="P10">* alternatively, you could use their map of "imprisoned" journalists https://cpj.org/data/imprisoned/2023/?status=Imprisoned&amp;start_year=2023&amp;end_year=2023&amp;group_by=location</text:p>
      <text:p text:style-name="P10">* I'd also just search for some headlines about journalists &amp; climate activists killed in the past few years, and do a collage of those headlines (for the slide where you list the target demographic: journalists, activists, human rights defenders, etc)</text:p>
      <text:p text:style-name="P10">* Don't worry about adding many slides with many images. You can blow through them fast. I think slides should have lots of visual aids</text:p>
      <text:p text:style-name="P10">* I think "lock your screen" and "shutdown your laptop" and "shred your keys" should each be distinct slides, each with their own visual</text:p>
      <text:p text:style-name="P10">* lock your screen = some screenshot of a lockscreen</text:p>
      <text:p text:style-name="P10">* "shutdown your laptop" = perhaps a screencap of Sam's video showing the windows shutdown</text:p>
      <text:p text:style-name="P10">* "shred your encryption keys" = perhaps a hexdump showing random data, or just the featured image from the "luks header shredder" article. Or, if you can do video, the 5.2 second video showing the actual self-destruct (from the article) https://www.buskill.in/luks-self-destruct/</text:p>
      <text:p text:style-name="P10">* I think we should have a slide just for Qubes</text:p>
      <text:p text:style-name="P10">* I think it's worth mentioning that BusKill was originally designed for Qubes, and that it only worked with a udev rule. The cross-platform GUI app only came later.</text:p>
      <text:p text:style-name="P10">* Considering the audience, I think we should add "self-destruct triggers" to the "how you can help" section, specifically:</text:p>
      <text:p text:style-name="P10">* developing a self-destruct trigger for Veracrypt</text:p>
      <text:p text:style-name="P10">* developing a self-destruct trigger for FileVault</text:p>
      <text:p text:style-name="P10">* developing a self-destruct trigger for Bitlocker</text:p>
      <text:p text:style-name="P1">I like the plan and my comment are more ideas in order to illustrate, so you can pick-up. I don’t want to overwhelm like I said earlier, Michael’s comments are quite detailed.</text:p>
      <text:p text:style-name="P1"><text:soft-page-break/></text:p>
      <text:p text:style-name="P1">Project Goal:</text:p>
      <text:p text:style-name="P1"/>
      <text:p text:style-name="P1">- may be something funny to hilight the challenge or bring everything at once with a funnel for instance.</text:p>
      <text:p text:style-name="P1"/>
      <text:p text:style-name="P1">Rationale</text:p>
      <text:p text:style-name="P1"/>
      <text:p text:style-name="P1">- While you are talking, I am thinking you could use the first video from the website https://www.buskill.in and then give some example</text:p>
      <text:p text:style-name="P1">-</text:p>
      <text:p text:style-name="P1"/>
      <text:p text:style-name="P1">BusKill Software Capabilities</text:p>
      <text:p text:style-name="P1"/>
      <text:p text:style-name="P1">- What about using a table with OS compatibility with logo?</text:p>
      <text:p text:style-name="P1">- For the different actions, may be a short video in loop 2-3sec when you mention then ?</text:p>
      <text:p text:style-name="P1"/>
      <text:p text:style-name="P1">BusKill Hardware Requirements/Diagram</text:p>
      <text:p text:style-name="P1"/>
      <text:p text:style-name="P1">- may be talking about the pricing or detailing the prince of each components ?</text:p>
      <text:p text:style-name="P1">-</text:p>
      <text:p text:style-name="P1"/>
      <text:p text:style-name="P1">Manufactured Version Demo/Printed</text:p>
      <text:p text:style-name="P1"/>
      <text:p text:style-name="P1">- have a video of the demo recorded in case</text:p>
      <text:p text:style-name="P1">- in case there is a camera displaying your front desk. May be you could ask for a vonlunter too come and detach the cable ?</text:p>
      <text:p text:style-name="P1">-</text:p>
      <text:p text:style-name="P1"/>
      <text:p text:style-name="P1">Setting up BusKill on your laptop</text:p>
      <text:p text:style-name="P1"/>
      <text:p text:style-name="P1">- Saying its easy like 1,2,3 🙂 tutorials and video are available in several langages</text:p>
      <text:p text:style-name="P1"/>
      <text:p text:style-name="P1">How you can help</text:p>
      <text:p text:style-name="P1"/>
      <text:p text:style-name="P1">- may be explain the current challenges or the time it take to prototype and source for parts too 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30T15:56:15.746991882</meta:creation-date>
    <meta:generator>LibreOffice/6.4.7.2$Linux_X86_64 LibreOffice_project/40$Build-2</meta:generator>
    <dc:date>2024-07-14T14:51:29.413565961</dc:date>
    <meta:editing-duration>PT2H27M37S</meta:editing-duration>
    <meta:editing-cycles>3</meta:editing-cycles>
    <meta:document-statistic meta:table-count="0" meta:image-count="0" meta:object-count="0" meta:page-count="3" meta:paragraph-count="83" meta:word-count="935" meta:character-count="5964" meta:non-whitespace-character-count="5145"/>
  </office:meta>
</office:document-meta>
</file>